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5000001FFBE1B2C7AC792EA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0008in"/>
      <style:text-properties style:use-window-font-color="true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0.1752in"/>
      <style:text-properties style:use-window-font-color="true" fo:font-size="12pt" style:font-size-asian="12pt" style:font-size-complex="12pt"/>
    </style:style>
    <style:style style:name="P3" style:family="paragraph" style:parent-style-name="Standard">
      <style:paragraph-properties fo:margin-left="0.0028in" fo:margin-right="0in" fo:margin-top="0in" fo:margin-bottom="0in" loext:contextual-spacing="false" fo:line-height="95%" fo:text-indent="0in" style:auto-text-indent="false"/>
    </style:style>
    <style:style style:name="P4" style:family="paragraph" style:parent-style-name="Standard">
      <style:paragraph-properties fo:margin-left="0.0028in" fo:margin-right="0in" fo:margin-top="0in" fo:margin-bottom="0in" loext:contextual-spacing="false" fo:text-indent="0in" style:auto-text-indent="false"/>
      <style:text-properties style:use-window-font-color="true" style:font-name="Arial1" fo:font-size="12pt" officeooo:rsid="00272cbb" officeooo:paragraph-rsid="00272cbb" style:font-name-asian="Arial2" style:font-size-asian="12pt" style:font-name-complex="Arial2" style:font-size-complex="12pt"/>
    </style:style>
    <style:style style:name="P5" style:family="paragraph" style:parent-style-name="Standard" style:master-page-name="Standard">
      <style:paragraph-properties fo:margin-left="0.0028in" fo:margin-right="0in" fo:margin-top="0in" fo:margin-bottom="0in" loext:contextual-spacing="false" fo:text-indent="0in" style:auto-text-indent="false" style:page-number="auto"/>
      <style:text-properties style:use-window-font-color="true" style:font-name="Arial1" fo:font-size="12pt" style:font-name-asian="Arial2" style:font-size-asian="12pt" style:font-name-complex="Arial2" style:font-size-complex="12pt"/>
    </style:style>
    <style:style style:name="P6" style:family="paragraph" style:parent-style-name="Standard" style:list-style-name="WWNum1">
      <style:paragraph-properties fo:margin-top="0.0791in" fo:margin-bottom="0.0791in" loext:contextual-spacing="false" fo:line-height="100%">
        <style:tab-stops>
          <style:tab-stop style:position="0.1362in"/>
        </style:tab-stops>
      </style:paragraph-properties>
      <style:text-properties officeooo:paragraph-rsid="001b89c4"/>
    </style:style>
    <style:style style:name="T1" style:family="text">
      <style:text-properties style:use-window-font-color="true" style:font-name="Arial1" fo:font-size="12pt" style:font-name-asian="Arial2" style:font-size-asian="12pt" style:font-name-complex="Arial2" style:font-size-complex="12pt"/>
    </style:style>
    <style:style style:name="T2" style:family="text">
      <style:text-properties style:use-window-font-color="true" style:font-name="Arial1" fo:font-size="12pt" officeooo:rsid="00272cbb" style:font-name-asian="Arial2" style:font-size-asian="12pt" style:font-name-complex="Arial2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page1"/>Jae Park</text:p>
      <text:p text:style-name="P3"><text:span text:style-name="T1">Data Mining HW </text:span><text:span text:style-name="T2">6</text:span></text:p>
      <text:p text:style-name="P1"/>
      <text:p text:style-name="P4">Bayes Classifiers</text:p>
      <text:p text:style-name="P2"/>
      <text:list xml:id="list3594571406" text:style-name="WWNum1">
        <text:list-header>
          <text:p text:style-name="P6"><draw:frame draw:style-name="fr1" draw:name="Image1" text:anchor-type="char" svg:x="1.3181in" svg:y="0.5902in" svg:width="4.4008in" svg:height="5.1535in" draw:z-index="0"><draw:image xlink:href="Pictures/10000201000001B5000001FFBE1B2C7AC792EA7F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DejaVu Sans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false" style:font-name-asian="DejaVu Sans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43in" fo:margin-bottom="1in" fo:margin-left="0.789in" fo:margin-right="1in" style:writing-mode="lr-tb" style:layout-grid-color="#c0c0c0" style:layout-grid-lines="234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789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453in" fo:margin-bottom="1in" fo:margin-left="0.789in" fo:margin-right="1in" style:writing-mode="lr-tb" style:layout-grid-color="#c0c0c0" style:layout-grid-lines="229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7</meta:editing-cycles>
    <meta:creation-date>2021-10-22T03:23:25</meta:creation-date>
    <dc:date>2021-11-16T00:07:22.804931052</dc:date>
    <meta:editing-duration>PT13M18S</meta:editing-duration>
    <meta:generator>LibreOffice/6.4.7.2$Linux_X86_64 LibreOffice_project/40$Build-2</meta:generator>
    <meta:document-statistic meta:table-count="0" meta:image-count="1" meta:object-count="0" meta:page-count="1" meta:paragraph-count="4" meta:word-count="9" meta:character-count="42" meta:non-whitespace-character-count="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